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ext_20_body">
      <style:text-properties style:font-name="Cambria"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" text:outline-level="1">Субструктуры</text:h>
          </table:table-cell>
        </table:table-row>
        <table:table-row table:style-name="Table1.2">
          <table:table-cell table:style-name="Table1.A2" office:value-type="string">
            <text:p text:style-name="P2">В настоящем подразделе описаны блоки библиотеки «Субструктуры».</text:p>
            <text:p text:style-name="P2">Блоки библиотеки предназначены: во-первых, для создания и функционирования многоуровневых структурных схем; во-вторых, для организации передачи данных посредством механизма глобальных переменных; в-третьих, для формирования именованных областей памяти. <text:s text:c="2"/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убструктуры</dc:title>
    <dc:date>2014-12-26T11:48:28.96</dc:date>
    <meta:generator>OpenOffice/4.1.1$Win32 OpenOffice.org_project/411m6$Build-9775</meta:generator>
    <meta:editing-duration>PT4H40M20S</meta:editing-duration>
    <meta:editing-cycles>122</meta:editing-cycles>
    <meta:document-statistic meta:table-count="1" meta:image-count="0" meta:object-count="0" meta:page-count="1" meta:paragraph-count="3" meta:word-count="34" meta:character-count="330"/>
    <meta:user-defined meta:name="Поле 1"/>
    <meta:user-defined meta:name="Поле 2"/>
    <meta:user-defined meta:name="Поле 3"/>
    <meta:user-defined meta:name="Поле 4"/>
  </office:meta>
</office:document-meta>
</file>